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1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office:value-type="string" calcext:value-type="string">
            <text:p>23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office:value-type="string" calcext:value-type="string">
            <text:p>23.2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office:value-type="string" calcext:value-type="string">
            <text:p>41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office:value-type="string" calcext:value-type="string">
            <text:p>40.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office:value-type="string" calcext:value-type="string">
            <text:p>301.3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.00.0000</text:date>, <text:time style:data-style-name="N2" text:time-value="15:55:30.25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15T16:00:40.203000000</dc:date>
    <meta:editing-duration>P1DT12H27M29S</meta:editing-duration>
    <meta:editing-cycles>707</meta:editing-cycles>
    <meta:document-statistic meta:table-count="1" meta:cell-count="161" meta:object-count="0"/>
  </office:meta>
</office:document-meta>
</file>